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MARRA VALENCIA, WALDY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8136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89358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MARRA VALENCIA, WALDY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813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8935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2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5367156</text:p>
          </table:table-cell>
          <table:table-cell table:style-name="Tabla2.D3" office:value-type="string">
            <text:p text:style-name="P23">4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04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